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BMS CAN msg" table:style-name="ta1">
        <table:table-row>
          <table:table-cell office:value-type="string">
            <text:p>BMU MSG 1</text:p>
          </table:table-cell>
          <table:table-cell office:value-type="string">
            <text:p>Module Operation &amp; Voltages statu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Current s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essage structure</text:p>
          </table:table-cell>
          <table:table-cell office:value-type="string">
            <text:p>0x18 [Prio] [Module no.] 00 [Msg]</text:p>
          </table:table-cell>
          <table:table-cell office:value-type="string">
            <text:p>Priority = 2</text:p>
          </table:table-cell>
          <table:table-cell/>
          <table:table-cell/>
          <table:table-cell office:value-type="string">
            <text:p>Transmission Time</text:p>
          </table:table-cell>
          <table:table-cell office:value-type="string">
            <text:p>1000m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t. ID</text:p>
          </table:table-cell>
          <table:table-cell office:value-type="string">
            <text:p>0x18 2 [(0x1 to 0x8)] 00 1</text:p>
          </table:table-cell>
          <table:table-cell office:value-type="string">
            <text:p>msg number 1</text:p>
          </table:table-cell>
          <table:table-cell/>
          <table:table-cell/>
          <table:table-cell office:value-type="string">
            <text:p>Data Length (DLC)</text:p>
          </table:table-cell>
          <table:table-cell office:value-type="string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ample</text:p>
          </table:table-cell>
          <table:table-cell office:value-type="string">
            <text:p>0x182(1)0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yte</text:p>
          </table:table-cell>
          <table:table-cell office:value-type="string">
            <text:p>Name</text:p>
          </table:table-cell>
          <table:table-cell office:value-type="string">
            <text:p>Meaning Physical Val</text:p>
          </table:table-cell>
          <table:table-cell office:value-type="string">
            <text:p>Offset</text:p>
          </table:table-cell>
          <table:table-cell office:value-type="string">
            <text:p>Factor</text:p>
          </table:table-cell>
          <table:table-cell office:value-type="string">
            <text:p>Decimal Raw Val</text:p>
          </table:table-cell>
          <table:table-cell office:value-type="string">
            <text:p>Remark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0</text:p>
          </table:table-cell>
          <table:table-cell office:value-type="string">
            <text:p>BMU Enter Charging Mode</text:p>
          </table:table-cell>
          <table:table-cell office:value-type="string">
            <text:p>Module is ready to be charge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: NO</text:p>
          </table:table-cell>
          <table:table-cell office:value-type="string">
            <text:p>After Acknowledging BCU command Bit 1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1: YES</text:p>
          </table:table-cell>
          <table:table-cell office:value-type="string">
            <text:p>Set this to YES if BMU is ready , BCU then activate the charg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Cells in Balancing</text:p>
            <text:p>(BalancingDischarge_Cells)</text:p>
          </table:table-cell>
          <table:table-cell office:value-type="string">
            <text:p>10 bit representation of Cell C1-C10 ( from MSB )</text:p>
            <text:p>0x000 - 0x3F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0bxxxxxxxxxx</text:p>
            <text:p>0 = Not Balance Discharge</text:p>
            <text:p>1 =Balance Discharging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 office:value-type="string">
            <text:p>Averaged Cell voltage difference (DV)</text:p>
          </table:table-cell>
          <table:table-cell office:value-type="string">
            <text:p>0-0.2 V</text:p>
            <text:p>|Current Vcell - Vavg|</text:p>
          </table:table-cell>
          <table:table-cell office:value-type="string">
            <text:p>0</text:p>
          </table:table-cell>
          <table:table-cell office:value-type="string">
            <text:p>0.1</text:p>
          </table:table-cell>
          <table:table-cell office:value-type="string">
            <text:p>0-2</text:p>
          </table:table-cell>
          <table:table-cell office:value-type="string">
            <text:p>BCU receive this =&gt; IF Exceed threshold =&gt; shutdown =&gt; Start Balance .. Max- avg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4</text:p>
          </table:table-cell>
          <table:table-cell office:value-type="string">
            <text:p>Temp sensor 1</text:p>
          </table:table-cell>
          <table:table-cell office:value-type="string">
            <text:p>2.00 Vdc =&gt; 0xA0</text:p>
            <text:p>2.50 Vdc =&gt; 0xC8</text:p>
            <text:p>5.00 Vdc =&gt; 0xFA</text:p>
          </table:table-cell>
          <table:table-cell office:value-type="string">
            <text:p>2</text:p>
          </table:table-cell>
          <table:table-cell office:value-type="string">
            <text:p>0.0125</text:p>
          </table:table-cell>
          <table:table-cell office:value-type="string">
            <text:p>160-250</text:p>
            <text:p>0xA0-0xFA</text:p>
          </table:table-cell>
          <table:table-cell office:value-type="string">
            <text:p>Vsense = 2 + (Raw * 0.0125) ; Note : Vsense = Vr1</text:p>
          </table:table-cell>
          <table:table-cell office:value-type="string">
            <text:p>Thermistor Circuit Schematic: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5</text:p>
          </table:table-cell>
          <table:table-cell office:value-type="string">
            <text:p>Temp sensor 2</text:p>
          </table:table-cell>
          <table:table-cell/>
          <table:table-cell office:value-type="string">
            <text:p>2</text:p>
          </table:table-cell>
          <table:table-cell office:value-type="string">
            <text:p>0.0125</text:p>
          </table:table-cell>
          <table:table-cell office:value-type="string">
            <text:p>160-250</text:p>
            <text:p>0xA0-0xFA</text:p>
          </table:table-cell>
          <table:table-cell office:value-type="string">
            <text:p>Vsense = 4.37 V = &gt;90 C , Vsense<text:s text:c="2"/>= 2.18 V =&gt; 20 C</text:p>
          </table:table-cell>
          <table:table-cell office:value-type="string">
            <text:p>Look at this NTC themistor Datasheet || Approx. 2.5V at 25 C , at 60 C would be ….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6</text:p>
          </table:table-cell>
          <table:table-cell office:value-type="string">
            <text:p>Reserv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7</text:p>
          </table:table-cell>
          <table:table-cell office:value-type="string">
            <text:p>Reserv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MU MSG 2</text:p>
          </table:table-cell>
          <table:table-cell office:value-type="string">
            <text:p>Cell Monitoring (LOW SERIE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ssage structure</text:p>
          </table:table-cell>
          <table:table-cell office:value-type="string">
            <text:p>0x18 [Prio] [Module no.] 00 [Msg]</text:p>
          </table:table-cell>
          <table:table-cell office:value-type="string">
            <text:p>Priority = 2</text:p>
          </table:table-cell>
          <table:table-cell/>
          <table:table-cell/>
          <table:table-cell office:value-type="string">
            <text:p>Transmission Time</text:p>
          </table:table-cell>
          <table:table-cell office:value-type="string">
            <text:p>1000m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t. ID</text:p>
          </table:table-cell>
          <table:table-cell office:value-type="string">
            <text:p>0x18 2 [(0x1 to 0x8)] 00 2</text:p>
          </table:table-cell>
          <table:table-cell office:value-type="string">
            <text:p>msg number 2</text:p>
          </table:table-cell>
          <table:table-cell/>
          <table:table-cell/>
          <table:table-cell office:value-type="string">
            <text:p>Data Length (DLC)</text:p>
          </table:table-cell>
          <table:table-cell office:value-type="string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ample</text:p>
          </table:table-cell>
          <table:table-cell office:value-type="string">
            <text:p>0x182(1)00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yte</text:p>
          </table:table-cell>
          <table:table-cell office:value-type="string">
            <text:p>Name</text:p>
          </table:table-cell>
          <table:table-cell office:value-type="string">
            <text:p>Meaning Physical Val</text:p>
          </table:table-cell>
          <table:table-cell office:value-type="string">
            <text:p>Offset</text:p>
          </table:table-cell>
          <table:table-cell office:value-type="string">
            <text:p>Factor</text:p>
          </table:table-cell>
          <table:table-cell office:value-type="string">
            <text:p>Decimal Raw Val</text:p>
          </table:table-cell>
          <table:table-cell office:value-type="string">
            <text:p>Remark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0</text:p>
          </table:table-cell>
          <table:table-cell office:value-type="string">
            <text:p>Cell 1</text:p>
          </table:table-cell>
          <table:table-cell office:value-type="string">
            <text:p>3.20 Vdc =&gt; 0xA0</text:p>
            <text:p>4.20 Vdc =&gt; 0xD2</text:p>
            <text:p>5.00 Vdc =&gt; 0xFA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160-250</text:p>
            <text:p>0xA0-0xFA</text:p>
          </table:table-cell>
          <table:table-cell office:value-type="string">
            <text:p>Keep 2 decimal places</text:p>
          </table:table-cell>
          <table:table-cell office:value-type="string">
            <text:p>Decimal raw value * factor = Physical Value</text:p>
          </table:table-cell>
          <table:table-cell office:value-type="string">
            <text:p>BCU Must Extract Min cell or Max cell from this dat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Cell 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Cell 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 office:value-type="string">
            <text:p>Cell 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4</text:p>
          </table:table-cell>
          <table:table-cell office:value-type="string">
            <text:p>Cell 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5</text:p>
          </table:table-cell>
          <table:table-cell office:value-type="string">
            <text:p>Cell 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6</text:p>
          </table:table-cell>
          <table:table-cell office:value-type="string">
            <text:p>Cell 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7</text:p>
          </table:table-cell>
          <table:table-cell office:value-type="string">
            <text:p>Cell 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MU MSG 3</text:p>
          </table:table-cell>
          <table:table-cell office:value-type="string">
            <text:p>Cell Monitoring (HIGH SERIE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ssage structure</text:p>
          </table:table-cell>
          <table:table-cell office:value-type="string">
            <text:p>0x18 [Prio] [Module no.] 00 [Msg]</text:p>
          </table:table-cell>
          <table:table-cell office:value-type="string">
            <text:p>Priority = 2</text:p>
          </table:table-cell>
          <table:table-cell/>
          <table:table-cell/>
          <table:table-cell office:value-type="string">
            <text:p>Transmission Time</text:p>
          </table:table-cell>
          <table:table-cell office:value-type="string">
            <text:p>1000m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t. ID</text:p>
          </table:table-cell>
          <table:table-cell office:value-type="string">
            <text:p>0x18 2 [(0x1 to 0x8)] 00 3</text:p>
          </table:table-cell>
          <table:table-cell office:value-type="string">
            <text:p>msg number 3</text:p>
          </table:table-cell>
          <table:table-cell/>
          <table:table-cell/>
          <table:table-cell office:value-type="string">
            <text:p>Data Length (DLC)</text:p>
          </table:table-cell>
          <table:table-cell office:value-type="string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ample</text:p>
          </table:table-cell>
          <table:table-cell office:value-type="string">
            <text:p>0x182(1)00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yte</text:p>
          </table:table-cell>
          <table:table-cell office:value-type="string">
            <text:p>Name</text:p>
          </table:table-cell>
          <table:table-cell office:value-type="string">
            <text:p>Meaning Physical Val</text:p>
          </table:table-cell>
          <table:table-cell office:value-type="string">
            <text:p>Offset</text:p>
          </table:table-cell>
          <table:table-cell office:value-type="string">
            <text:p>Factor</text:p>
          </table:table-cell>
          <table:table-cell office:value-type="string">
            <text:p>Decimal Raw Val</text:p>
          </table:table-cell>
          <table:table-cell office:value-type="string">
            <text:p>Remark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0</text:p>
          </table:table-cell>
          <table:table-cell office:value-type="string">
            <text:p>Cell 9</text:p>
          </table:table-cell>
          <table:table-cell office:value-type="string">
            <text:p>3.2 Vdc =&gt; 0xA0</text:p>
            <text:p>4.2 Vdc =&gt; 0xD2</text:p>
            <text:p>5 Vdc =&gt; 0xFA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-250</text:p>
            <text:p>0x00-0xFA</text:p>
          </table:table-cell>
          <table:table-cell office:value-type="string">
            <text:p>Keep 2 decimal place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Cell 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Possible: Cell 11- Cell 16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4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5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6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7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MU MSG 4</text:p>
          </table:table-cell>
          <table:table-cell office:value-type="string">
            <text:p>Module Fault Code 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ssage structure</text:p>
          </table:table-cell>
          <table:table-cell office:value-type="string">
            <text:p>0x18 [Prio] [Module no.] 00 [Msg]</text:p>
          </table:table-cell>
          <table:table-cell office:value-type="string">
            <text:p>Priority = 1</text:p>
          </table:table-cell>
          <table:table-cell/>
          <table:table-cell/>
          <table:table-cell office:value-type="string">
            <text:p>Transmission Time</text:p>
          </table:table-cell>
          <table:table-cell office:value-type="string">
            <text:p>1300ms (transmission overlap with cell data every 13s)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t. ID</text:p>
          </table:table-cell>
          <table:table-cell office:value-type="string">
            <text:p>0x18 1 [(0x1 to 0x8)] 00 1</text:p>
          </table:table-cell>
          <table:table-cell office:value-type="string">
            <text:p>msg number 1</text:p>
          </table:table-cell>
          <table:table-cell/>
          <table:table-cell/>
          <table:table-cell office:value-type="string">
            <text:p>Data Length (DLC)</text:p>
          </table:table-cell>
          <table:table-cell office:value-type="string">
            <text:p>8</text:p>
          </table:table-cell>
          <table:table-cell office:value-type="string">
            <text:p>Only Transmit when Fault occurs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ample</text:p>
          </table:table-cell>
          <table:table-cell office:value-type="string">
            <text:p>0x1811001</text:p>
          </table:table-cell>
          <table:table-cell/>
          <table:table-cell/>
          <table:table-cell/>
          <table:table-cell/>
          <table:table-cell/>
          <table:table-cell office:value-type="string">
            <text:p>Do not need BCU request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Protection Flag</text:p>
          </table:table-cell>
          <table:table-cell office:value-type="string">
            <text:p>V OK = 0x00</text:p>
            <text:p>OVP = 0x01</text:p>
            <text:p>LVP = 0x02</text:p>
            <text:p>OVTPW = 0x03</text:p>
            <text:p>OVTP = 0x04</text:p>
            <text:p>ODV = 0x05</text:p>
          </table:table-cell>
          <table:table-cell/>
          <table:table-cell/>
          <table:table-cell/>
          <table:table-cell office:value-type="string">
            <text:p>OVD = Over div voltage</text:p>
            <text:p>Over div voltage, if div between each cell to high , trigger balance</text:p>
            <text:p>Cell over &gt; 0.9*Vmax (Warning)</text:p>
            <text:p>Cell over &gt;= 0.95*Vmax (Critical)</text:p>
            <text:p>Cell lower &lt;= 1.12*Vmin (Warning)</text:p>
            <text:p>Cell lower &lt;= 1.1*Vmin (Critical)</text:p>
            <text:p>Temp over warning &gt;= 0.8 * Tmax</text:p>
            <text:p>Temp over critical &gt;= 0.9 * Tmax</text:p>
          </table:table-cell>
          <table:table-cell office:value-type="string">
            <text:p>Protection = Faultcode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yte</text:p>
          </table:table-cell>
          <table:table-cell office:value-type="string">
            <text:p>Name</text:p>
          </table:table-cell>
          <table:table-cell office:value-type="string">
            <text:p>Meaning Physical Val</text:p>
          </table:table-cell>
          <table:table-cell office:value-type="string">
            <text:p>Offset</text:p>
          </table:table-cell>
          <table:table-cell office:value-type="string">
            <text:p>Factor</text:p>
          </table:table-cell>
          <table:table-cell office:value-type="string">
            <text:p>Decimal Raw Val</text:p>
          </table:table-cell>
          <table:table-cell office:value-type="string">
            <text:p>Remark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0</text:p>
          </table:table-cell>
          <table:table-cell office:value-type="string">
            <text:p>Over Voltage Warning (OVWP)</text:p>
          </table:table-cell>
          <table:table-cell office:value-type="string">
            <text:p>10 bit representation of Cell C1-C10 ( from MSB )</text:p>
            <text:p>0x000 - 0x3F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0bxxxxxxxxxx</text:p>
            <text:p>0 = No Fault</text:p>
            <text:p>1 = Fault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Over Voltage Critical (OVP)</text:p>
          </table:table-cell>
          <table:table-cell/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4</text:p>
          </table:table-cell>
          <table:table-cell office:value-type="string">
            <text:p>Low Voltage warning (LVWP)</text:p>
          </table:table-cell>
          <table:table-cell/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6</text:p>
          </table:table-cell>
          <table:table-cell office:value-type="string">
            <text:p>Low Voltage critical (LVP)</text:p>
          </table:table-cell>
          <table:table-cell/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MU MSG 4</text:p>
          </table:table-cell>
          <table:table-cell office:value-type="string">
            <text:p>Module Fault Code 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ssage structure</text:p>
          </table:table-cell>
          <table:table-cell office:value-type="string">
            <text:p>0x18 [Prio] [Module no.] 00 [Msg]</text:p>
          </table:table-cell>
          <table:table-cell office:value-type="string">
            <text:p>Priority = 1</text:p>
          </table:table-cell>
          <table:table-cell/>
          <table:table-cell/>
          <table:table-cell office:value-type="string">
            <text:p>Transmission Time</text:p>
          </table:table-cell>
          <table:table-cell office:value-type="string">
            <text:p>1300ms (transmission overlap with cell data every 13s)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t. ID</text:p>
          </table:table-cell>
          <table:table-cell office:value-type="string">
            <text:p>0x18 1 [(0x1 to 0x8)] 00 2</text:p>
          </table:table-cell>
          <table:table-cell office:value-type="string">
            <text:p>msg number 2</text:p>
          </table:table-cell>
          <table:table-cell/>
          <table:table-cell/>
          <table:table-cell office:value-type="string">
            <text:p>Data Length (DLC)</text:p>
          </table:table-cell>
          <table:table-cell office:value-type="string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ample</text:p>
          </table:table-cell>
          <table:table-cell office:value-type="string">
            <text:p>0x181(1)00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yte</text:p>
          </table:table-cell>
          <table:table-cell office:value-type="string">
            <text:p>Name</text:p>
          </table:table-cell>
          <table:table-cell office:value-type="string">
            <text:p>Meaning Physical Val</text:p>
          </table:table-cell>
          <table:table-cell office:value-type="string">
            <text:p>Offset</text:p>
          </table:table-cell>
          <table:table-cell office:value-type="string">
            <text:p>Factor</text:p>
          </table:table-cell>
          <table:table-cell office:value-type="string">
            <text:p>Decimal Raw Val</text:p>
          </table:table-cell>
          <table:table-cell office:value-type="string">
            <text:p>Remark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0</text:p>
          </table:table-cell>
          <table:table-cell office:value-type="string">
            <text:p>Over Temp warning Cell (OVTWP)</text:p>
          </table:table-cell>
          <table:table-cell office:value-type="string">
            <text:p>10 bit representation of Cell C1-C10 ( from MSB )</text:p>
            <text:p>0x000 - 0x3FF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0bxxxxxxxxxx</text:p>
            <text:p>0 = No Fault OK</text:p>
            <text:p>1 = Fault Confirmed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Over Temp Critical Cell (OVTP)</text:p>
          </table:table-cell>
          <table:table-cell/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4</text:p>
          </table:table-cell>
          <table:table-cell office:value-type="string">
            <text:p>Over Div Voltage warning (OVDWP)</text:p>
          </table:table-cell>
          <table:table-cell/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Indication used when charger is plugged</text:p>
            <text:p>if : OVDWP is True =&gt; command charger stop</text:p>
            <text:p>if : OVDP is True =&gt; Do previous AND shutdown</text:p>
            <text:p>Mean while continue balancing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6</text:p>
          </table:table-cell>
          <table:table-cell office:value-type="string">
            <text:p>Over Div Voltage critical(OVDP)</text:p>
          </table:table-cell>
          <table:table-cell/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CU command</text:p>
          </table:table-cell>
          <table:table-cell office:value-type="string">
            <text:p>Set BMU global config</text:p>
          </table:table-cell>
          <table:table-cell/>
          <table:table-cell office:value-type="string">
            <text:p>Request messag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ssage structure</text:p>
          </table:table-cell>
          <table:table-cell office:value-type="string">
            <text:p>0x18 [Prio] [Module no.] 00 [Msg]</text:p>
          </table:table-cell>
          <table:table-cell/>
          <table:table-cell/>
          <table:table-cell/>
          <table:table-cell office:value-type="string">
            <text:p>Transmission Time</text:p>
          </table:table-cell>
          <table:table-cell office:value-type="string">
            <text:p>1000m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t. ID</text:p>
          </table:table-cell>
          <table:table-cell office:value-type="string">
            <text:p>0x18 0 0 00 0</text:p>
          </table:table-cell>
          <table:table-cell/>
          <table:table-cell/>
          <table:table-cell/>
          <table:table-cell office:value-type="string">
            <text:p>Data Length (DLC)</text:p>
          </table:table-cell>
          <table:table-cell office:value-type="string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ample</text:p>
          </table:table-cell>
          <table:table-cell office:value-type="string">
            <text:p>0x1800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yte</text:p>
          </table:table-cell>
          <table:table-cell office:value-type="string">
            <text:p>Name</text:p>
          </table:table-cell>
          <table:table-cell office:value-type="string">
            <text:p>Meaning Physical Val</text:p>
          </table:table-cell>
          <table:table-cell office:value-type="string">
            <text:p>Offset</text:p>
          </table:table-cell>
          <table:table-cell office:value-type="string">
            <text:p>Factor</text:p>
          </table:table-cell>
          <table:table-cell office:value-type="string">
            <text:p>Decimal Raw Val</text:p>
          </table:table-cell>
          <table:table-cell office:value-type="string">
            <text:p>Remark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0</text:p>
          </table:table-cell>
          <table:table-cell office:value-type="string">
            <text:p>BMU Synchronize time</text:p>
          </table:table-cell>
          <table:table-cell office:value-type="string">
            <text:p>(100-250) ms : Request</text:p>
            <text:p>(0) ms : No Request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-255</text:p>
            <text:p>0x00 - 0xFF</text:p>
          </table:table-cell>
          <table:table-cell office:value-type="string">
            <text:p>Upon sending to BMU it will transmit to BCU with the same rate as Synchronize tim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BMU Charging Notify</text:p>
          </table:table-cell>
          <table:table-cell office:value-type="string">
            <text:p>Notify BMU the charger is plugge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 = NO</text:p>
            <text:p>1 = YES</text:p>
          </table:table-cell>
          <table:table-cell office:value-type="string">
            <text:p>BCU sense charger plugged , this will change to YES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Vmax (Cell)</text:p>
          </table:table-cell>
          <table:table-cell office:value-type="string">
            <text:p>4.2V</text:p>
          </table:table-cell>
          <table:table-cell office:value-type="string">
            <text:p>0</text:p>
          </table:table-cell>
          <table:table-cell office:value-type="string">
            <text:p>0.1</text:p>
          </table:table-cell>
          <table:table-cell office:value-type="string">
            <text:p>42</text:p>
            <text:p>0x2A</text:p>
          </table:table-cell>
          <table:table-cell office:value-type="string">
            <text:p>Refers to</text:p>
          </table:table-cell>
          <table:table-cell office:value-type="string">
            <text:p>All Default Parameter kept in BCU<text:s text:c="2"/>non-volatile memory e.g. flash , EEPROM.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3</text:p>
          </table:table-cell>
          <table:table-cell office:value-type="string">
            <text:p>Vmin (Cell)</text:p>
          </table:table-cell>
          <table:table-cell office:value-type="string">
            <text:p>3.2V</text:p>
          </table:table-cell>
          <table:table-cell office:value-type="string">
            <text:p>0</text:p>
          </table:table-cell>
          <table:table-cell office:value-type="string">
            <text:p>0.1</text:p>
          </table:table-cell>
          <table:table-cell office:value-type="string">
            <text:p>22</text:p>
            <text:p>0x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4</text:p>
          </table:table-cell>
          <table:table-cell office:value-type="string">
            <text:p>Tmax</text:p>
          </table:table-cell>
          <table:table-cell office:value-type="string">
            <text:p>60 C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0</text:p>
            <text:p>0x3C</text:p>
          </table:table-cell>
          <table:table-cell office:value-type="string">
            <text:p>60C specified by EV.8.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5</text:p>
          </table:table-cell>
          <table:table-cell office:value-type="string">
            <text:p>dVmax</text:p>
          </table:table-cell>
          <table:table-cell office:value-type="string">
            <text:p>0.2V</text:p>
            <text:p>Maximum difference between cell voltage, relevant during charge</text:p>
          </table:table-cell>
          <table:table-cell office:value-type="string">
            <text:p>0</text:p>
          </table:table-cell>
          <table:table-cell office:value-type="string">
            <text:p>0.1</text:p>
          </table:table-cell>
          <table:table-cell office:value-type="string">
            <text:p>2</text:p>
            <text:p>0x0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6</text:p>
          </table:table-cell>
          <table:table-cell office:value-type="string">
            <text:p>Save Configuration Flag</text:p>
          </table:table-cell>
          <table:table-cell office:value-type="string">
            <text:p>Signal BMU to save above parameters in its non-volatile memor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 = NO</text:p>
            <text:p>1 = YES</text:p>
          </table:table-cell>
          <table:table-cell office:value-type="string">
            <text:p>For future:</text:p>
            <text:p>Total cell number, Total Modules, rated Ah ,rated Wh , etc.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7</text:p>
          </table:table-cell>
          <table:table-cell office:value-type="string">
            <text:p>Reserve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